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text-properties fo:color="#000000" fo:font-family="Sans Serif"/>
    </style:style>
    <style:style style:name="P2" style:parent-style-name="Standard" style:family="paragraph">
      <style:text-properties fo:color="#000000" fo:font-family="Sans Serif"/>
    </style:style>
  </office:automatic-styles>
  <office:body>
    <office:text>
      <text:tracked-changes text:track-changes="false"/>
      <text:p text:style-name="P1">Répartition des messages en fonction de la phase de jeu :</text:p>
      <text:p text:style-name="P2"/>
      <text:p text:style-name="P2">Constitution de la table :</text:p>
      <text:p text:style-name="P2"><text:tab/>*numero</text:p>
      <text:p text:style-name="P2"><text:tab/>*distribution</text:p>
      <text:p text:style-name="P2">Enchères :</text:p>
      <text:p text:style-name="P2"><text:tab/>*refuse</text:p>
      <text:p text:style-name="P2"><text:tab/>*prise</text:p>
      <text:p text:style-name="P2"><text:tab/>*contrat</text:p>
      <text:p text:style-name="P2"><text:tab/>*appel</text:p>
      <text:p text:style-name="P2"><text:tab/>*appeler</text:p>
      <text:p text:style-name="P2"><text:tab/>*contrat_final</text:p>
      <text:p text:style-name="P2">Constitution de l'écart :</text:p>
      <text:p text:style-name="P2"><text:tab/>*refuse</text:p>
      <text:p text:style-name="P2"><text:tab/>*chien</text:p>
      <text:p text:style-name="P2"><text:tab/>*ecart</text:p>
      <text:p text:style-name="P2"><text:tab/>*atout</text:p>
      <text:p text:style-name="P2">Phase de Jeu :</text:p>
      <text:p text:style-name="P2"><text:tab/>*jeu</text:p>
      <text:p text:style-name="P2"><text:tab/>*refuse</text:p>
      <text:p text:style-name="P2"><text:tab/>*requete</text:p>
      <text:p text:style-name="P2"><text:tab/>*carte</text:p>
      <text:p text:style-name="P2"><text:tab/>*pli</text:p>
      <text:p text:style-name="P2">Fin :</text:p>
      <text:p text:style-name="P2"><text:tab/>*resultat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0" style:display-name="Contents 10" style:family="paragraph">
      <style:paragraph-properties fo:margin-left="72.000000000000000pt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Enumerated_20List" style:display-name="Enumerated List" style:family="paragraph" style:list-style-name="Numbering_20Style_20for_20Enumerated_20List">
      <style:text-properties fo:font-size="12.000000000000000pt"/>
    </style:style>
    <style:style style:name="Alphabetical_20List" style:display-name="Alphabetical List" style:family="paragraph" style:list-style-name="Numbering_20Style_20for_20Alphabetical_20List">
      <style:text-properties fo:font-size="12.000000000000000pt"/>
    </style:style>
    <style:style style:name="Bullet_20List" style:display-name="Bullet List" style:family="paragraph" style:list-style-name="Numbering_20Style_20for_20Bullet_20List">
      <style:text-properties fo:font-size="12.000000000000000pt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text:list-style style:name="Numbering_20Style_20for_20Enumerated_20List" style:display-name="Numbering Style for Enumerated List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Numbering_20Style_20for_20Alphabetical_20List" style:display-name="Numbering Style for Alphabetical List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Numbering_20Style_20for_20Bullet_20List" style:display-name="Numbering Style for Bullet List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Numbering_20Style_20for_20Head_201" style:display-name="Numbering Style for Head 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Numbering_20Style_20for_20Head_202" style:display-name="Numbering Style for Head 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list-style style:name="Numbering_20Style_20for_20Head_203" style:display-name="Numbering Style for Head 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start-value="1" style:num-format="1" text:start-numbering-at="document" text:footnotes-position="page"/>
    <text:notes-configuration text:note-class="endnote" text:start-value="1" style:num-format="i" text:start-numbering-at="document" text:footnotes-position="document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1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.4</meta:generator>
    <dc:title/>
    <meta:initial-creator>Inconnu</meta:initial-creator>
    <meta:editing-cycles>1</meta:editing-cycles>
    <dc:date>2014-11-05T16:42:19</dc:date>
    <meta:creation-date>2008-08-22T11:41:04</meta:creation-date>
    <dc:creator>Vivien Kraus</dc:creator>
  </office:meta>
</office:document-meta>
</file>